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fessor</text:p>
          </table:table-cell>
          <table:table-cell table:style-name="Default"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Alessand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hi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thy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nal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u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Lu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glê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3:03:35.9444014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6:33:59.854056528</meta:creation-date>
    <meta:generator>LibreOffice/5.1.6.2$Linux_X86_64 LibreOffice_project/10m0$Build-2</meta:generator>
    <dc:date>2018-05-17T13:04:08.204086982</dc:date>
    <meta:editing-duration>PT6M18S</meta:editing-duration>
    <meta:editing-cycles>7</meta:editing-cycles>
    <meta:document-statistic meta:table-count="1" meta:cell-count="38" meta:object-count="0"/>
  </office:meta>
</office:document-meta>
</file>